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19b0fc" style:font-size-asian="10.5pt"/>
    </style:style>
    <style:style style:name="P2" style:family="paragraph" style:parent-style-name="Standard">
      <style:text-properties officeooo:rsid="0019b0fc" officeooo:paragraph-rsid="0019b0fc"/>
    </style:style>
    <style:style style:name="P3" style:family="paragraph" style:parent-style-name="Standard">
      <style:text-properties officeooo:rsid="001bf87d" officeooo:paragraph-rsid="001bf87d"/>
    </style:style>
    <style:style style:name="P4" style:family="paragraph" style:parent-style-name="Standard">
      <style:paragraph-properties fo:text-align="start" style:justify-single-word="false"/>
      <style:text-properties officeooo:rsid="001bf87d" officeooo:paragraph-rsid="001bf87d"/>
    </style:style>
    <style:style style:name="P5" style:family="paragraph" style:parent-style-name="Standard">
      <style:paragraph-properties fo:text-align="start" style:justify-single-word="false"/>
      <style:text-properties officeooo:rsid="001c8a40" officeooo:paragraph-rsid="001c8a40"/>
    </style:style>
    <style:style style:name="P6" style:family="paragraph" style:parent-style-name="Standard">
      <style:paragraph-properties fo:text-align="start" style:justify-single-word="false"/>
      <style:text-properties officeooo:rsid="001cb691" officeooo:paragraph-rsid="001cb691"/>
    </style:style>
    <style:style style:name="P7" style:family="paragraph" style:parent-style-name="Standard">
      <style:text-properties style:text-position="0% 100%" officeooo:rsid="0019b0fc" officeooo:paragraph-rsid="0019b0fc"/>
    </style:style>
    <style:style style:name="P8" style:family="paragraph" style:parent-style-name="Standard">
      <style:text-properties style:text-position="0% 100%" officeooo:rsid="001bf87d" officeooo:paragraph-rsid="001bf87d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bf87d" officeooo:paragraph-rsid="001bf87d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1c8a40" officeooo:paragraph-rsid="001bf87d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1c8a40" officeooo:paragraph-rsid="001c8a40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1cb691" officeooo:paragraph-rsid="001c8a40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1cb691" officeooo:paragraph-rsid="001cb691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1e0567" officeooo:paragraph-rsid="001e0567"/>
    </style:style>
    <style:style style:name="P15" style:family="paragraph" style:parent-style-name="Standard">
      <style:paragraph-properties fo:break-before="page"/>
      <style:text-properties officeooo:rsid="001bf87d" officeooo:paragraph-rsid="001bf87d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1c8a40" officeooo:paragraph-rsid="001c8a40"/>
    </style:style>
    <style:style style:name="P17" style:family="paragraph" style:parent-style-name="Standard">
      <style:paragraph-properties fo:text-align="start" style:justify-single-word="false" fo:break-before="page"/>
      <style:text-properties officeooo:rsid="001cb691" officeooo:paragraph-rsid="001cb691"/>
    </style:style>
    <style:style style:name="P18" style:family="paragraph" style:parent-style-name="Standard">
      <style:paragraph-properties fo:text-align="end" style:justify-single-word="false" fo:break-before="page"/>
      <style:text-properties style:text-position="0% 100%" officeooo:rsid="001bf87d" officeooo:paragraph-rsid="001bf87d"/>
    </style:style>
    <style:style style:name="P19" style:family="paragraph" style:parent-style-name="Standard">
      <style:paragraph-properties fo:text-align="end" style:justify-single-word="false" fo:break-before="page"/>
      <style:text-properties style:text-position="0% 100%" officeooo:rsid="001cb691" officeooo:paragraph-rsid="001cb691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19b0fc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a959d"/>
    </style:style>
    <style:style style:name="T7" style:family="text">
      <style:text-properties style:text-position="0% 100%" officeooo:rsid="001c8a40"/>
    </style:style>
    <style:style style:name="T8" style:family="text">
      <style:text-properties style:text-position="0% 100%" officeooo:rsid="001cb691"/>
    </style:style>
    <style:style style:name="T9" style:family="text">
      <style:text-properties style:text-position="0% 100%" officeooo:rsid="0022810e"/>
    </style:style>
    <style:style style:name="T10" style:family="text">
      <style:text-properties style:text-position="0% 100%" officeooo:rsid="00241433"/>
    </style:style>
    <style:style style:name="T11" style:family="text">
      <style:text-properties style:text-position="0% 100%" officeooo:rsid="00252ad7"/>
    </style:style>
    <style:style style:name="T12" style:family="text">
      <style:text-properties style:text-position="0% 100%" officeooo:rsid="0026c698"/>
    </style:style>
    <style:style style:name="T13" style:family="text">
      <style:text-properties style:text-position="0% 100%" officeooo:rsid="00293152"/>
    </style:style>
    <style:style style:name="T14" style:family="text">
      <style:text-properties style:text-position="0% 100%" officeooo:rsid="002e0f51"/>
    </style:style>
    <style:style style:name="T15" style:family="text">
      <style:text-properties style:text-position="0% 100%" officeooo:rsid="002ed320"/>
    </style:style>
    <style:style style:name="T16" style:family="text">
      <style:text-properties style:text-position="0% 100%" officeooo:rsid="003002f6"/>
    </style:style>
    <style:style style:name="T17" style:family="text">
      <style:text-properties style:text-position="0% 100%" officeooo:rsid="00347c8e"/>
    </style:style>
    <style:style style:name="T18" style:family="text">
      <style:text-properties style:text-position="0% 100%" officeooo:rsid="0034a385"/>
    </style:style>
    <style:style style:name="T19" style:family="text">
      <style:text-properties style:text-position="0% 100%" officeooo:rsid="003662ff"/>
    </style:style>
    <style:style style:name="T20" style:family="text">
      <style:text-properties style:text-position="0% 100%" officeooo:rsid="00390aa9"/>
    </style:style>
    <style:style style:name="T21" style:family="text">
      <style:text-properties style:text-position="0% 100%" officeooo:rsid="003b054a"/>
    </style:style>
    <style:style style:name="T22" style:family="text">
      <style:text-properties style:text-position="0% 100%" officeooo:rsid="003ce497"/>
    </style:style>
    <style:style style:name="T23" style:family="text">
      <style:text-properties style:text-position="0% 100%" officeooo:rsid="003d922c"/>
    </style:style>
    <style:style style:name="T24" style:family="text">
      <style:text-properties style:text-position="0% 100%" officeooo:rsid="003f8be9"/>
    </style:style>
    <style:style style:name="T25" style:family="text">
      <style:text-properties officeooo:rsid="0021f92e"/>
    </style:style>
    <style:style style:name="T26" style:family="text">
      <style:text-properties fo:color="#9933ff"/>
    </style:style>
    <style:style style:name="T27" style:family="text">
      <style:text-properties fo:color="#9933ff" style:text-position="0% 100%"/>
    </style:style>
    <style:style style:name="T28" style:family="text">
      <style:text-properties fo:color="#9933ff" style:text-position="super 58%"/>
    </style:style>
    <style:style style:name="T29" style:family="text">
      <style:text-properties fo:color="#9933ff" officeooo:rsid="002a51b4"/>
    </style:style>
    <style:style style:name="T30" style:family="text">
      <style:text-properties fo:color="#9933ff" officeooo:rsid="0031d124"/>
    </style:style>
    <style:style style:name="T31" style:family="text">
      <style:text-properties fo:color="#9933ff" officeooo:rsid="00335121"/>
    </style:style>
    <style:style style:name="T32" style:family="text">
      <style:text-properties fo:color="#9933ff" officeooo:rsid="0034a385"/>
    </style:style>
    <style:style style:name="T33" style:family="text">
      <style:text-properties fo:color="#9933ff" officeooo:rsid="003747f6"/>
    </style:style>
    <style:style style:name="T34" style:family="text">
      <style:text-properties fo:color="#9933ff" officeooo:rsid="004178fc"/>
    </style:style>
    <style:style style:name="T35" style:family="text">
      <style:text-properties officeooo:rsid="00252ad7"/>
    </style:style>
    <style:style style:name="T36" style:family="text">
      <style:text-properties officeooo:rsid="0027e8de"/>
    </style:style>
    <style:style style:name="T37" style:family="text">
      <style:text-properties officeooo:rsid="00285e4b"/>
    </style:style>
    <style:style style:name="T38" style:family="text">
      <style:text-properties officeooo:rsid="00293152"/>
    </style:style>
    <style:style style:name="T39" style:family="text">
      <style:text-properties style:text-line-through-style="solid" style:text-line-through-type="single" style:text-position="0% 100%" officeooo:rsid="00293152"/>
    </style:style>
    <style:style style:name="T40" style:family="text">
      <style:text-properties officeooo:rsid="002a51b4"/>
    </style:style>
    <style:style style:name="T41" style:family="text">
      <style:text-properties officeooo:rsid="002c25d9"/>
    </style:style>
    <style:style style:name="T42" style:family="text">
      <style:text-properties officeooo:rsid="00311c02"/>
    </style:style>
    <style:style style:name="T43" style:family="text">
      <style:text-properties officeooo:rsid="0031d124"/>
    </style:style>
    <style:style style:name="T44" style:family="text">
      <style:text-properties officeooo:rsid="00335121"/>
    </style:style>
    <style:style style:name="T45" style:family="text">
      <style:text-properties officeooo:rsid="00347c8e"/>
    </style:style>
    <style:style style:name="T46" style:family="text">
      <style:text-properties officeooo:rsid="0034a385"/>
    </style:style>
    <style:style style:name="T47" style:family="text">
      <style:text-properties officeooo:rsid="003662ff"/>
    </style:style>
    <style:style style:name="T48" style:family="text">
      <style:text-properties officeooo:rsid="003691fc"/>
    </style:style>
    <style:style style:name="T49" style:family="text">
      <style:text-properties officeooo:rsid="003747f6"/>
    </style:style>
    <style:style style:name="T50" style:family="text">
      <style:text-properties officeooo:rsid="00379096"/>
    </style:style>
    <style:style style:name="T51" style:family="text">
      <style:text-properties officeooo:rsid="0037e916"/>
    </style:style>
    <style:style style:name="T52" style:family="text">
      <style:text-properties officeooo:rsid="00390583"/>
    </style:style>
    <style:style style:name="T53" style:family="text">
      <style:text-properties officeooo:rsid="003b054a"/>
    </style:style>
    <style:style style:name="T54" style:family="text">
      <style:text-properties officeooo:rsid="003f8be9"/>
    </style:style>
    <style:style style:name="T55" style:family="text">
      <style:text-properties officeooo:rsid="004178fc"/>
    </style:style>
    <style:style style:name="T56" style:family="text">
      <style:text-properties fo:color="#ff66ff"/>
    </style:style>
    <style:style style:name="T57" style:family="text">
      <style:text-properties fo:color="#ff66ff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6">2</text:span><text:line-break/><text:line-break/><text:span text:style-name="T25">O</text:span>n m'ecrit de <text:span text:style-name="T26">Lunèville</text:span> le 2 9<text:span text:style-name="T4">bre</text:span><text:span text:style-name="T5">.<text:line-break/>Un pretendu </text:span><text:span text:style-name="T9">c</text:span><text:span text:style-name="T5">omte de Steinbock, livonien,<text:line-break/>s'est annoncé ici sous ce tître, a été presenté<text:line-break/>de meme par M. le </text:span><text:span text:style-name="T9">c</text:span><text:span text:style-name="T5">omte de Zuily, et a dîné<text:line-break/>à la table du </text:span><text:span text:style-name="T9">r</text:span><text:span text:style-name="T5">oy. On a apris par l'arrivée<text:line-break/>du </text:span><text:span text:style-name="T9">c</text:span><text:span text:style-name="T5">ourrier que ce n'est qu'un aventurier,<text:line-break/>qui a excroqué 40 louis à </text:span><text:span text:style-name="T27">Paris</text:span><text:span text:style-name="T5">, de l'aumonier<text:line-break/>de l'ambassadeur de Suede, sur une lettre de <text:line-break/>change qu'on dit fausse. L'</text:span><text:span text:style-name="T10">e</text:span><text:span text:style-name="T5">xempt de la m</text:span><text:span text:style-name="T4">ée</text:span><text:span text:style-name="T5">.<text:line-break/></text:span><text:span text:style-name="T10">a</text:span><text:span text:style-name="T5"> en conséqu</text:span><text:span text:style-name="T10">e</text:span><text:span text:style-name="T5">nce pris possession de </text:span><text:span text:style-name="T10">s</text:span><text:span text:style-name="T5">on<text:line-break/>apartement à l'arbre d'or, et le conduira<text:line-break/>aux tours N. D. s'il ne realise les 40 louis.<text:line-break/>Il est accompagné </text:span><text:span text:style-name="T10">d</text:span><text:span text:style-name="T5">'une fille qui se dit sa f</text:span><text:span text:style-name="T4">e</text:span><text:span text:style-name="T5">.<text:line-break/>Le </text:span><text:span text:style-name="T10">r</text:span><text:span text:style-name="T5">oy est furieux qu'on l'ait fait manger<text:line-break/>avec lui. C'est un grand </text:span><text:span text:style-name="T10">j</text:span><text:span text:style-name="T5">eune homme âgé<text:line-break/>d'environ 30 ans, cheveux blonds, portant<text:line-break/>divers uniformes en parlant plus</text:span><text:span text:style-name="T4">r </text:span><text:span text:style-name="T5">. </text:span><text:span text:style-name="T10">l</text:span><text:span text:style-name="T5">angues.</text:span></text:p>
      <text:p text:style-name="P7"/>
      <text:p text:style-name="P2"><text:span text:style-name="T57">4</text:span><text:span text:style-name="T5"><text:line-break/><text:line-break/>Du 4 à </text:span><text:span text:style-name="T27">Lunèville</text:span><text:span text:style-name="T5">. </text:span><text:span text:style-name="T11">l</text:span><text:span text:style-name="T5">e prétendu </text:span><text:span text:style-name="T11">c</text:span><text:span text:style-name="T5">omte de<text:line-break/>Steinbock a laissé ici des effets pour nantissem</text:span><text:span text:style-name="T4">t</text:span><text:span text:style-name="T5">.</text:span></text:p>
      <text:p text:style-name="P2"><text:span text:style-name="T11">d</text:span><text:span text:style-name="T5">es 40 louis empruntés, et est parti cet après<text:line-break/>dîner, pour retourner dit-il à </text:span><text:span text:style-name="T27">Paris</text:span><text:span text:style-name="T5">. Les n</text:span><text:span text:style-name="T4">lles</text:span><text:span text:style-name="T5">.<text:line-break/></text:span><text:span text:style-name="T11">d</text:span><text:span text:style-name="T5">e la </text:span><text:span text:style-name="T11">s</text:span><text:span text:style-name="T5">anté de M. le Dauphin sont un peu meilleures.</text:span></text:p>
      <text:p text:style-name="P7">Le S. Collancy, interessé dans les <text:span text:style-name="T35">d</text:span>omaines,<text:line-break/>mort à <text:span text:style-name="T26">Nancy</text:span> le 3.</text:p>
      <text:p text:style-name="P7"/>
      <text:p text:style-name="P2"><text:span text:style-name="T57">7</text:span><text:span text:style-name="T5"><text:line-break/><text:line-break/>La femme de M. Guire, premier commis<text:line-break/>de la </text:span><text:span text:style-name="T12">c</text:span><text:span text:style-name="T5">hancellerie, meur</text:span><text:span text:style-name="T6">t</text:span><text:span text:style-name="T5"> à </text:span><text:span text:style-name="T27">Lunèville</text:span><text:span text:style-name="T5">.</text:span></text:p>
      <text:p text:style-name="P15"><text:span text:style-name="T5">On m'ecrit du 7 de </text:span><text:span text:style-name="T27">L</text:span><text:span text:style-name="T28">lle</text:span><text:span text:style-name="T27">.</text:span><text:span text:style-name="T5"> que l'</text:span><text:span text:style-name="T12">é</text:span><text:span text:style-name="T5">tranger<text:line-break/>qui a été arreté etoit veritablement </text:span><text:span text:style-name="T12">c</text:span><text:span text:style-name="T5">omte<text:line-break/>de Steinbock.</text:span></text:p>
      <text:p text:style-name="P8"/>
      <text:p text:style-name="P8"><text:span text:style-name="T56">8</text:span><text:line-break/><text:line-break/><text:span text:style-name="T36">F</text:span>leury, <text:span text:style-name="T36">d</text:span>irecteur de la <text:span text:style-name="T36">c</text:span>omédie arrive,<text:line-break/>le reste de la troupe l'avoit précédé de<text:line-break/>plusieurs jours.</text:p>
      <text:p text:style-name="P8"/>
      <text:p text:style-name="P8"><text:span text:style-name="T56">9</text:span><text:line-break/><text:line-break/><text:span text:style-name="T36">A</text:span>cte <text:span text:style-name="T36">p</text:span>ublic de M.Gandoger, au <text:span text:style-name="T36">c</text:span>ollége<text:line-break/>roïal des medecins.</text:p>
      <text:p text:style-name="P8"/>
      <text:p text:style-name="P8"><text:span text:style-name="T56">10</text:span><text:line-break/><text:line-break/>J'ai fait mettre en prison <text:span text:style-name="T37">H</text:span>œner, p<text:span text:style-name="T37">o</text:span>ur avoir<text:line-break/>imprimé : <text:span text:style-name="T38">H</text:span>istoire de Sinal, traduite d'un<text:line-break/>manuscrit hebreu, à <text:span text:style-name="T26">Smirne</text:span> 1765, in 12 de <text:line-break/>14 pages. C'est une <text:span text:style-name="T38">s</text:span>anglante <text:span text:style-name="T38">s</text:span>atyre contre</text:p>
      <text:p text:style-name="P3"><text:span text:style-name="T5">M</text:span><text:span text:style-name="T4">rs</text:span><text:span text:style-name="T5">. </text:span><text:span text:style-name="T13">d</text:span><text:span text:style-name="T5">e </text:span><text:span text:style-name="T13">B</text:span><text:span text:style-name="T5">ains et de </text:span><text:span text:style-name="T13">S</text:span><text:span text:style-name="T5">erignac officiers au reg</text:span><text:span text:style-name="T4">t</text:span><text:span text:style-name="T5">.<text:line-break/>du </text:span><text:span text:style-name="T13">r</text:span><text:span text:style-name="T5">oy. L'auteur est M. de </text:span><text:span text:style-name="T39">Fontet</text:span><text:span text:style-name="T5"> autre off</text:span><text:span text:style-name="T4">er</text:span><text:span text:style-name="T5">.<text:line-break/>âgé d'environ 20 ans.</text:span></text:p>
      <text:p text:style-name="P8">La <text:span text:style-name="T38">c</text:span>omédie a donné pour <text:span text:style-name="T38">s</text:span>a rentrée le<text:line-break/><text:span text:style-name="T38">P</text:span>hilosophe marié et la <text:span text:style-name="T38">j</text:span>eune indienne.<text:line-break/>Il y avoit beaucoup de monde, et le <text:span text:style-name="T38">p</text:span>ublic<text:line-break/>a été content.</text:p>
      <text:p text:style-name="P8">M. de <text:span text:style-name="T38">F</text:span>ontet mis en prison. Il nie</text:p>
      <text:p text:style-name="P8"/>
      <text:p text:style-name="P8"><text:span text:style-name="T56">11</text:span><text:line-break/><text:line-break/>Service <text:span text:style-name="T26">aux </text:span><text:span text:style-name="T29">M</text:span><text:span text:style-name="T26">inimes</text:span> pour le feu <text:span text:style-name="T40">e</text:span>mpereur.<text:line-break/>On aprend la mort du <text:span text:style-name="T40">d</text:span>uc de Cumberland,<text:line-break/>oncle du <text:span text:style-name="T40">r</text:span>oy d'<text:span text:style-name="T40">A</text:span>ngleterre.</text:p>
      <text:p text:style-name="P18">101</text:p>
      <text:p text:style-name="P9"><text:span text:style-name="T56">12</text:span><text:line-break/><text:line-break/>Services pour l'<text:span text:style-name="T41">e</text:span>mpereur, à S. Sebastien, à<text:line-break/>S. Epvre et à la Congrégation.</text:p>
      <text:p text:style-name="P9">J'ai le <text:span text:style-name="T41">s</text:span>oir fait <text:span text:style-name="T41">s</text:span>ortir <text:span text:style-name="T41">H</text:span>œner de prison.</text:p>
      <text:p text:style-name="P9"/>
      <text:p text:style-name="P4"><text:span text:style-name="T57">13</text:span><text:span text:style-name="T5"><text:line-break/><text:line-break/></text:span><text:span text:style-name="T14">A</text:span><text:span text:style-name="T5">ssemblée particuliere de l'</text:span><text:span text:style-name="T15">A</text:span><text:span text:style-name="T5">cademie, où<text:line-break/>etoient M</text:span><text:span text:style-name="T4">rs</text:span><text:span text:style-name="T5">.</text:span><text:span text:style-name="T16">d</text:span><text:span text:style-name="T5">u Rouvrois, de Sivry, de<text:line-break/>Beauchamps, </text:span><text:span text:style-name="T16">A</text:span><text:span text:style-name="T5">ndré, abbé de Tervenus,<text:line-break/>abbé Gautier, P. </text:span><text:span text:style-name="T16">H</text:span><text:span text:style-name="T5">usson, Cupers, Coster et<text:line-break/>Durival l'ainé. On y a lû un ouvrage sur<text:line-break/>les inconvéniens de la </text:span><text:span text:style-name="T16">l</text:span><text:span text:style-name="T5">itterature, qui a été<text:line-break/>admis au concours, et distribué des mémoires<text:line-break/>à examiner. </text:span><text:span text:style-name="T7">Il a été résolu d'indigner<text:line-break/>des </text:span><text:span text:style-name="T16">s</text:span><text:span text:style-name="T7">ujets à traiter, </text:span><text:span text:style-name="T16">s</text:span><text:span text:style-name="T7">ans exclure les autres.</text:span></text:p>
      <text:p text:style-name="P10"/>
      <text:p text:style-name="P11"><text:span text:style-name="T56">14</text:span><text:line-break/><text:line-break/>La <text:span text:style-name="T42">c</text:span>our <text:span text:style-name="T42">s</text:span>ouveraine a fait <text:span text:style-name="T42">s</text:span>a rentrée aujourdhui.<text:line-break/>C'est M. de <text:span text:style-name="T42">L</text:span>a Milliere avocat general qui a fait<text:line-break/>la harangue. Le <text:span text:style-name="T42">s</text:span>ujet est : <text:span text:style-name="T42">q</text:span>uelles <text:span text:style-name="T42">b</text:span>elles lettres<text:line-break/><text:span text:style-name="T42">s</text:span>ont nécessaires au <text:span text:style-name="T42">m</text:span>agistrat.</text:p>
      <text:p text:style-name="P11">Mon frere le <text:span text:style-name="T42">c</text:span>ommissaire envoye un<text:line-break/>memoire militaire à la <text:span text:style-name="T42">c</text:span>our.</text:p>
      <text:p text:style-name="P11"/>
      <text:p text:style-name="P11"><text:span text:style-name="T56">15</text:span><text:line-break/><text:line-break/>Services pour l'<text:span text:style-name="T43">e</text:span>mpereur <text:span text:style-name="T26">aux Capucins</text:span>, <text:span text:style-name="T26">aux<text:line-break/></text:span><text:span text:style-name="T30">A</text:span><text:span text:style-name="T26">ugustins</text:span><text:line-break/>et <text:span text:style-name="T26">aux </text:span><text:span text:style-name="T31">M</text:span><text:span text:style-name="T26">inimes de Nancy</text:span>.</text:p>
      <text:p text:style-name="P11"/>
      <text:p text:style-name="P11"><text:span text:style-name="T56">16</text:span><text:line-break/><text:line-break/><text:span text:style-name="T44">O</text:span>n aprend que M. le <text:span text:style-name="T44">D</text:span>auphin a été<text:line-break/>administré le 13.</text:p>
      <text:p text:style-name="P11"/>
      <text:p text:style-name="P11"><text:span text:style-name="T56">18</text:span><text:line-break/><text:line-break/>La <text:span text:style-name="T45">p</text:span>rimatiale aiant annoncé un <text:span text:style-name="T45">s</text:span>ervice solennel<text:line-break/>à demain pour l'<text:span text:style-name="T45">e</text:span>mpereur, avoit invité la <text:span text:style-name="T45">C</text:span>our</text:p>
      <text:p text:style-name="P16"><text:span text:style-name="T5">Souveraine d'y assister. </text:span><text:span text:style-name="T17">A</text:span><text:span text:style-name="T5">ujourd</text:span><text:span text:style-name="T17">'</text:span><text:span text:style-name="T5">hui à dix<text:line-break/>heures du matin l'abbé de Bressey est venu<text:line-break/>me demander d'ordonner qu'il fait sonné<text:line-break/></text:span><text:span text:style-name="T27">dans toutes les églises de Nancy</text:span><text:span text:style-name="T5">, aujourdhui<text:line-break/>à midi, et a 4 et 6 heures après midi. Et<text:line-break/>demain à 7 h et à 10 h. du matin. J'ai<text:line-break/>envoyé mon </text:span><text:span text:style-name="T17">s</text:span><text:span text:style-name="T5">ecretaire à M. le P</text:span><text:span text:style-name="T4">er</text:span><text:span text:style-name="T5">. </text:span><text:span text:style-name="T17">p</text:span><text:span text:style-name="T5">résident</text:span></text:p>
      <text:p text:style-name="P5"><text:span text:style-name="T5">qui m'a fait </text:span><text:span text:style-name="T17">r</text:span><text:span text:style-name="T5">épondre que la C. </text:span><text:span text:style-name="T18">S</text:span><text:span text:style-name="T4">ne</text:span><text:span text:style-name="T5">.n'iroit<text:line-break/>point à ce </text:span><text:span text:style-name="T18">s</text:span><text:span text:style-name="T5">ervice à l'egard de la </text:span><text:span text:style-name="T18">s</text:span><text:span text:style-name="T5">onnerie<text:line-break/>que cela ne le regardoit pas.</text:span></text:p>
      <text:p text:style-name="P11">Services pour l'<text:span text:style-name="T46">e</text:span>mpereur <text:span text:style-name="T26">aux Dominiquain</text:span><text:span text:style-name="T32">s</text:span>.</text:p>
      <text:p text:style-name="P11"/>
      <text:p text:style-name="P11"><text:span text:style-name="T56">19</text:span><text:line-break/><text:line-break/><text:span text:style-name="T47">L</text:span>a <text:span text:style-name="T47">p</text:span>rimatiale en a fait aussi aujourdhui.<text:line-break/>On n'a point <text:span text:style-name="T47">s</text:span>onné dans les autres églises.</text:p>
      <text:p text:style-name="P5"><text:span text:style-name="T5">M. l'évêque de Toul, sur les ordre du </text:span><text:span text:style-name="T19">r</text:span><text:span text:style-name="T5">oy<text:line-break/>de Pologne, fait faire dans toutes les églises,<text:line-break/>pendant 3 jours, les </text:span><text:span text:style-name="T19">p</text:span><text:span text:style-name="T5">rieres des 40 heures<text:line-break/>pour la </text:span><text:span text:style-name="T19">s</text:span><text:span text:style-name="T5">anté de M. le Dauphin ; on </text:span><text:span text:style-name="T8">les<text:line-break/>commence demain.</text:span></text:p>
      <text:p text:style-name="P12"/>
      <text:p text:style-name="P13"><text:span text:style-name="T56">20</text:span><text:line-break/><text:line-break/>Service <text:span text:style-name="T26">aux Cordeliers</text:span> par les <text:span text:style-name="T48">p</text:span>ensionnaires<text:line-break/>de l'<text:span text:style-name="T48">e</text:span>mpereur.</text:p>
      <text:p text:style-name="P13">Les nouvelle de la <text:span text:style-name="T49">p</text:span>orte <text:span text:style-name="T49">s</text:span>ur M. le Dauphin<text:line-break/>sont à peu près comme les précédentes.<text:line-break/>On parle de 5 membres du <text:span text:style-name="T49">p</text:span>arlement de<text:line-break/><text:span text:style-name="T33">B</text:span><text:span text:style-name="T26">retagne</text:span> arrêtés, et d'une <text:span text:style-name="T49">c</text:span>ommission de<text:line-break/>3 <text:span text:style-name="T49">c</text:span>onseillers d'états et de 12 maitres des<text:line-break/>requêtes qui doivent aller dans ce païs là.</text:p>
      <text:p text:style-name="P19">102</text:p>
      <text:p text:style-name="P13"><text:span text:style-name="T56">20</text:span><text:line-break/><text:line-break/><text:span text:style-name="T50">O</text:span>n ne jouera point la <text:span text:style-name="T50">c</text:span>omédie pendant ces trois jours de 40 heures.</text:p>
      <text:p text:style-name="P13"/>
      <text:p text:style-name="P13"><text:span text:style-name="T56">21</text:span><text:line-break/><text:line-break/>Services pour l'<text:span text:style-name="T50">e</text:span>mpereur <text:span text:style-name="T26">aux Tiercelins</text:span> ; et de<text:line-break/>la part des <text:span text:style-name="T50">p</text:span>enitents <text:span text:style-name="T26">aux Cordeliers.</text:span></text:p>
      <text:p text:style-name="P13">Il a un peu gelé cette nuit, et le matin<text:line-break/>le thermométre etoit au dégré glace.</text:p>
      <text:p text:style-name="P13"/>
      <text:p text:style-name="P13"><text:span text:style-name="T56">22</text:span><text:line-break/><text:line-break/>Service <text:span text:style-name="T26">aux Carmes</text:span> pour l'<text:span text:style-name="T51">e</text:span>mpereur.<text:line-break/>Les <text:span text:style-name="T52">p</text:span>rieres des 40 h. pour M. le<text:line-break/>Dauphin, aiant fini aujourdhui, on a<text:line-break/>repris la <text:span text:style-name="T52">c</text:span>omédie. M. le P. <text:span text:style-name="T52">p</text:span>resident en<text:line-break/>avoit été prévenu.</text:p>
      <text:p text:style-name="P13">On a fait hier à <text:span text:style-name="T26">Lunèville</text:span> des prieres<text:line-break/>de 40 h. pour M. le Dauphin. Le <text:span text:style-name="T52">r</text:span>oy.<text:line-break/><text:span text:style-name="T52">d</text:span>e P. y a assisté.</text:p>
      <text:p text:style-name="P13"/>
      <text:p text:style-name="P6"><text:span text:style-name="T57">24</text:span><text:span text:style-name="T5"><text:line-break/><text:line-break/>M. l'Intendant qui etoit depuis deux à trois<text:line-break/>jours à </text:span><text:span text:style-name="T27">Nancy</text:span><text:span text:style-name="T5">, en est parti aujourd</text:span><text:span text:style-name="T20">'</text:span><text:span text:style-name="T5">hui pour </text:span><text:span text:style-name="T27">Lun</text:span><text:span text:style-name="T28">lle</text:span><text:span text:style-name="T5">.</text:span></text:p>
      <text:p text:style-name="P13"/>
      <text:p text:style-name="P13"><text:span text:style-name="T56">25</text:span><text:line-break/><text:line-break/>Les nouvelles arrivées par la <text:span text:style-name="T53">p</text:span>orte d'aujourd<text:span text:style-name="T53">'</text:span>hui<text:line-break/>en donne d'assés <text:span text:style-name="T53">s</text:span>atisfaisantes de M. le Dauphin<text:line-break/>des 21 et 22.</text:p>
      <text:p text:style-name="P13">Mort de M. <text:span text:style-name="T53">baron</text:span> de <text:span text:style-name="T53">Philibert</text:span></text:p>
      <text:p text:style-name="P13"/>
      <text:p text:style-name="P13"><text:span text:style-name="T56">26</text:span><text:line-break/><text:line-break/><text:span text:style-name="T53">S</text:span>ervices pour l'<text:span text:style-name="T53">e</text:span>mpereur pour <text:span text:style-name="T26">l'hopital S. Julien</text:span>,<text:line-break/>et <text:span text:style-name="T26">aux Dominiquains de Nancy</text:span>.</text:p>
      <text:p text:style-name="P6"><text:span text:style-name="T5">M</text:span><text:span text:style-name="T4">e</text:span><text:span text:style-name="T5">. l'Intendante arrive de </text:span><text:span text:style-name="T27">Neuviller</text:span><text:span text:style-name="T5"> pour<text:line-break/>passer l'hyver à </text:span><text:span text:style-name="T27">Nancy</text:span><text:span text:style-name="T5">.</text:span></text:p>
      <text:p text:style-name="P17"><text:span text:style-name="T57">27</text:span><text:span text:style-name="T5"><text:line-break/><text:line-break/></text:span><text:span text:style-name="T21">A</text:span><text:span text:style-name="T5">ssemblée particuliere de l'</text:span><text:span text:style-name="T21">A</text:span><text:span text:style-name="T5">cademie, où<text:line-break/>etoient M</text:span><text:span text:style-name="T4">rs</text:span><text:span text:style-name="T5">. </text:span><text:span text:style-name="T21">d</text:span><text:span text:style-name="T5">u Rouvrois, de Sivry, Thibault,<text:line-break/>de Tervenus, abbé </text:span><text:span text:style-name="T21">G</text:span><text:span text:style-name="T5">autier, P. </text:span><text:span text:style-name="T21">H</text:span><text:span text:style-name="T5">usson, Cupers,<text:line-break/></text:span><text:span text:style-name="T21">A</text:span><text:span text:style-name="T5">ndré, Coster, Durival l'ainé. On a parlé<text:line-break/>du discours preliminaire à imprimer à la tête<text:line-break/>du catalogue des livres de la </text:span><text:span text:style-name="T21">b</text:span><text:span text:style-name="T5">ibliotéque. M.<text:line-break/>Coster en avoit composé un. M. de Solignac<text:line-break/>en l'abrégea</text:span><text:span text:style-name="T21">n</text:span><text:span text:style-name="T5">t avoit retranché sur tout l'historique<text:line-break/>des fonds destitnés en achats de livres. On a<text:line-break/>mis en déliberation </text:span><text:span text:style-name="T22">s</text:span><text:span text:style-name="T5">i on imprimeroit ce<text:line-break/></text:span><text:span text:style-name="T22">d</text:span><text:span text:style-name="T5">iscours ou si le catalogue resteroit nud. </text:span><text:span text:style-name="T23">O</text:span><text:span text:style-name="T5">n a<text:line-break/>été d'avis d'abord de le lire au </text:span><text:span text:style-name="T23">r</text:span><text:span text:style-name="T5">oy. Puis on a<text:line-break/>ouvert un autre avis, sur ce que j'ai </text:span><text:span text:style-name="T23">s</text:span><text:span text:style-name="T5">outenu<text:line-break/>qu'on n'avoit pas besoin de permission, et que<text:line-break/>l'hotel de ville qui fait imprimer le catalogue<text:line-break/>pouvoit y faire mettre un preliminaire ;<text:line-break/>qu'il n'y avoit rien là qui put blesser le </text:span><text:span text:style-name="T23">r</text:span><text:span text:style-name="T5">oy.<text:line-break/>Que moi meme je pourrois faire imprimer.<text:line-break/></text:span><text:span text:style-name="T23">O</text:span><text:span text:style-name="T5">n s'est </text:span><text:span text:style-name="T23">s</text:span><text:span text:style-name="T5">éparé </text:span><text:span text:style-name="T23">s</text:span><text:span text:style-name="T5">ans conclure clairement.</text:span></text:p>
      <text:p text:style-name="P13"/>
      <text:p text:style-name="P6"><text:span text:style-name="T57">28</text:span><text:span text:style-name="T5"><text:line-break/><text:line-break/></text:span><text:span text:style-name="T24">O</text:span><text:span text:style-name="T5">n a trouvé ces jours-ci, dans les fossés de la<text:line-break/></text:span><text:span text:style-name="T27">ville vielle de Nancy</text:span><text:span text:style-name="T5">, aup</text:span><text:span text:style-name="T24">r</text:span><text:span text:style-name="T5">ès de l'ardoisiere, un<text:line-break/>boulet de fer, aiant douze pouces de diamétre,<text:line-break/>et pésant </text:span><text:span text:style-name="T24">s</text:span><text:span text:style-name="T5">uivant le certificat de </text:span><text:span text:style-name="T24">L</text:span><text:span text:style-name="T5">a Kafouse<text:line-break/>d'aujourd</text:span><text:span text:style-name="T24">'</text:span><text:span text:style-name="T5">hui 257</text:span><text:span text:style-name="T4">L</text:span><text:span text:style-name="T5">.</text:span></text:p>
      <text:p text:style-name="P13">Services pour l'<text:span text:style-name="T54">e</text:span>mpereur <text:span text:style-name="T26">à la visitation</text:span>.</text:p>
      <text:p text:style-name="P13"/>
      <text:p text:style-name="P13"><text:span text:style-name="T56">30</text:span><text:line-break/><text:line-break/><text:span text:style-name="T54">O</text:span>n m'ecrit du <text:span text:style-name="T26">Lunèville</text:span> le 30 que M.<text:line-break/>le <text:span text:style-name="T54">m</text:span>arquis du Chastelet est mort chès son<text:line-break/>frere à <text:span text:style-name="T26">Loisey</text:span>.</text:p>
      <text:p text:style-name="P19">103</text:p>
      <text:p text:style-name="P14">Vers de M. <text:span text:style-name="T55">d</text:span>e Solignac à M.<text:line-break/>Durival le jeune en lui renvoyant<text:line-break/>le <text:span text:style-name="T55">m</text:span>anuscrit d'un ouvrage sur la<text:line-break/>Finance.</text:p>
      <text:p text:style-name="P14"/>
      <text:p text:style-name="P14">Grand merci Messer Durival,<text:line-break/>de vos écrits sur la finance.<text:line-break/>Ils font espé<text:span text:style-name="T55">r</text:span>er que <text:span text:style-name="T26">la </text:span><text:span text:style-name="T34">F</text:span><text:span text:style-name="T26">rance</text:span>,<text:line-break/>mourant faute de cordial,<text:line-break/>peut un jour par vôtre <text:span text:style-name="T55">s</text:span>cience<text:line-break/>revenir en convalescence,<text:line-break/>et reprendre un air triomphal.<text:line-break/>Mais <text:span text:style-name="T55">s</text:span>i <text:span text:style-name="T55">s</text:span>ortant de l'hôpital,<text:line-break/><text:span text:style-name="T55">d</text:span>e vôtre <text:span text:style-name="T55">a</text:span>iné le <text:span text:style-name="T55">c</text:span>ommissaire,<text:line-break/>elle adopte l'art militaire,<text:line-break/>je la tient quitte de tout 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9b0fc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19b0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Novembre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7T18:52:30.263974000</meta:creation-date>
    <dc:date>2016-01-31T17:56:11.833952000</dc:date>
    <meta:editing-duration>PT52M13S</meta:editing-duration>
    <meta:editing-cycles>38</meta:editing-cycles>
    <meta:generator>LibreOffice/5.0.4.2$MacOSX_X86_64 LibreOffice_project/2b9802c1994aa0b7dc6079e128979269cf95bc78</meta:generator>
    <meta:document-statistic meta:table-count="0" meta:image-count="0" meta:object-count="0" meta:page-count="7" meta:paragraph-count="49" meta:word-count="1185" meta:character-count="6558" meta:non-whitespace-character-count="5396"/>
  </office:meta>
</office:document-meta>
</file>